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ing_20_2">
      <style:paragraph-properties fo:margin-top="0cm" fo:margin-bottom="0cm" style:contextual-spacing="false"/>
      <style:text-properties officeooo:paragraph-rsid="00066592"/>
    </style:style>
    <style:style style:name="P2" style:family="paragraph" style:parent-style-name="Text_20_body">
      <style:paragraph-properties fo:margin-top="0cm" fo:margin-bottom="0cm" style:contextual-spacing="false"/>
      <style:text-properties officeooo:paragraph-rsid="00066592"/>
    </style:style>
    <style:style style:name="P3" style:family="paragraph" style:parent-style-name="Heading_20_3">
      <style:paragraph-properties fo:padding="0.049cm" fo:border="0.06pt solid #e3e3e3"/>
    </style:style>
    <style:style style:name="P4" style:family="paragraph" style:parent-style-name="Text_20_body">
      <style:paragraph-properties fo:padding="0.049cm" fo:border="0.06pt solid #e3e3e3"/>
    </style:style>
    <style:style style:name="P5" style:family="paragraph" style:parent-style-name="Heading_20_3">
      <style:text-properties officeooo:rsid="0004b317" officeooo:paragraph-rsid="0004b317"/>
    </style:style>
    <style:style style:name="P6" style:family="paragraph" style:parent-style-name="Standard">
      <style:text-properties officeooo:rsid="0004b317" officeooo:paragraph-rsid="0004b317"/>
    </style:style>
    <style:style style:name="P7" style:family="paragraph" style:parent-style-name="Heading_20_3">
      <style:text-properties style:font-name="Liberation Serif" fo:font-size="14pt" fo:font-weight="bold" officeooo:rsid="0004b317" officeooo:paragraph-rsid="0004b317" fo:background-color="#ffff00" style:font-name-asian="Noto Serif CJK SC" style:font-size-asian="14pt" style:font-weight-asian="bold" style:font-name-complex="Lohit Devanagari1" style:font-size-complex="14pt" style:font-weight-complex="bold"/>
    </style:style>
    <style:style style:name="P8" style:family="paragraph" style:parent-style-name="Text_20_body">
      <style:text-properties officeooo:paragraph-rsid="0004b317"/>
    </style:style>
    <style:style style:name="P9" style:family="paragraph" style:parent-style-name="Text_20_body">
      <style:text-properties fo:font-weight="bold" officeooo:paragraph-rsid="0004b317" style:font-weight-asian="bold" style:font-weight-complex="bold"/>
    </style:style>
    <style:style style:name="P10" style:family="paragraph" style:parent-style-name="Text_20_body">
      <style:paragraph-properties fo:margin-top="0cm" fo:margin-bottom="0cm" style:contextual-spacing="false"/>
      <style:text-properties fo:font-size="16pt" fo:font-weight="normal" officeooo:rsid="00231462" officeooo:paragraph-rsid="00066592" style:font-size-asian="16pt" style:font-weight-asian="normal" style:font-size-complex="16pt" style:font-weight-complex="normal"/>
    </style:style>
    <style:style style:name="P11" style:family="paragraph" style:parent-style-name="Text_20_body">
      <style:paragraph-properties fo:margin-top="0cm" fo:margin-bottom="0cm" style:contextual-spacing="false"/>
      <style:text-properties fo:font-size="16pt" fo:font-weight="normal" officeooo:rsid="0030a5c1" officeooo:paragraph-rsid="00066592" style:font-size-asian="16pt" style:font-weight-asian="normal" style:font-size-complex="16pt" style:font-weight-complex="normal"/>
    </style:style>
    <style:style style:name="P12" style:family="paragraph" style:parent-style-name="Text_20_body">
      <style:paragraph-properties fo:margin-top="0cm" fo:margin-bottom="0cm" style:contextual-spacing="false"/>
      <style:text-properties fo:font-size="16pt" fo:font-weight="normal" officeooo:rsid="0039cbde" officeooo:paragraph-rsid="00076c0d" style:font-size-asian="16pt" style:font-weight-asian="normal" style:font-size-complex="16pt" style:font-weight-complex="normal"/>
    </style:style>
    <style:style style:name="P13" style:family="paragraph" style:parent-style-name="Text_20_body">
      <style:paragraph-properties fo:margin-top="0cm" fo:margin-bottom="0cm" style:contextual-spacing="false"/>
      <style:text-properties fo:font-size="16pt" fo:font-weight="normal" officeooo:paragraph-rsid="00066592" style:font-weight-asian="normal" style:font-weight-complex="normal"/>
    </style:style>
    <style:style style:name="P14" style:family="paragraph" style:parent-style-name="Text_20_body">
      <style:text-properties fo:font-size="16pt" fo:font-weight="bold" officeooo:rsid="00304c5e" officeooo:paragraph-rsid="00066592" style:font-size-asian="16pt" style:font-weight-asian="bold" style:font-size-complex="16pt" style:font-weight-complex="bold"/>
    </style:style>
    <style:style style:name="P15" style:family="paragraph" style:parent-style-name="Text_20_body">
      <style:paragraph-properties fo:margin-top="0cm" fo:margin-bottom="0cm" style:contextual-spacing="false"/>
      <style:text-properties fo:font-size="16pt" fo:font-weight="bold" officeooo:rsid="00231462" officeooo:paragraph-rsid="00066592" style:font-size-asian="16pt" style:font-weight-asian="bold" style:font-size-complex="16pt" style:font-weight-complex="bold"/>
    </style:style>
    <style:style style:name="P16" style:family="paragraph" style:parent-style-name="Text_20_body">
      <style:paragraph-properties fo:margin-top="0cm" fo:margin-bottom="0cm" style:contextual-spacing="false"/>
      <style:text-properties fo:font-size="16pt" fo:font-weight="bold" officeooo:rsid="0030a5c1" officeooo:paragraph-rsid="00066592" style:font-size-asian="16pt" style:font-weight-asian="bold" style:font-size-complex="16pt" style:font-weight-complex="bold"/>
    </style:style>
    <style:style style:name="P17" style:family="paragraph" style:parent-style-name="Text_20_body">
      <style:text-properties fo:font-size="16pt" fo:font-weight="bold" officeooo:paragraph-rsid="00066592"/>
    </style:style>
    <style:style style:name="P18" style:family="paragraph" style:parent-style-name="Text_20_body">
      <style:paragraph-properties fo:margin-top="0cm" fo:margin-bottom="0cm" style:contextual-spacing="false"/>
      <style:text-properties fo:font-size="11pt" fo:font-weight="normal" officeooo:rsid="0039cbde" officeooo:paragraph-rsid="00076c0d" style:font-size-asian="11pt" style:font-weight-asian="normal" style:font-size-complex="11pt" style:font-weight-complex="normal"/>
    </style:style>
    <style:style style:name="P19" style:family="paragraph" style:parent-style-name="Text_20_body">
      <style:paragraph-properties fo:margin-top="0cm" fo:margin-bottom="0cm" style:contextual-spacing="false"/>
      <style:text-properties fo:font-size="11pt" fo:font-weight="normal" officeooo:rsid="0039cbde" officeooo:paragraph-rsid="00084eed" style:font-size-asian="11pt" style:font-weight-asian="normal" style:font-size-complex="11pt" style:font-weight-complex="normal"/>
    </style:style>
    <style:style style:name="P20" style:family="paragraph" style:parent-style-name="Text_20_body" style:list-style-name="L1">
      <style:paragraph-properties fo:padding="0.049cm" fo:border="0.06pt solid #e3e3e3"/>
    </style:style>
    <style:style style:name="P21" style:family="paragraph" style:parent-style-name="Text_20_body" style:list-style-name="L1">
      <style:paragraph-properties fo:margin-top="0cm" fo:margin-bottom="0cm" style:contextual-spacing="false" fo:padding="0.049cm" fo:border="0.06pt solid #e3e3e3"/>
    </style:style>
    <style:style style:name="P22" style:family="paragraph" style:parent-style-name="Text_20_body" style:list-style-name="L2">
      <style:paragraph-properties fo:padding="0.049cm" fo:border="0.06pt solid #e3e3e3"/>
    </style:style>
    <style:style style:name="P23" style:family="paragraph" style:parent-style-name="Text_20_body" style:list-style-name="L2">
      <style:paragraph-properties fo:margin-top="0cm" fo:margin-bottom="0cm" style:contextual-spacing="false" fo:padding="0.049cm" fo:border="0.06pt solid #e3e3e3"/>
    </style:style>
    <style:style style:name="P24" style:family="paragraph" style:parent-style-name="Text_20_body" style:list-style-name="L3">
      <style:paragraph-properties fo:padding="0.049cm" fo:border="0.06pt solid #e3e3e3"/>
    </style:style>
    <style:style style:name="P25" style:family="paragraph" style:parent-style-name="Text_20_body" style:list-style-name="L3">
      <style:paragraph-properties fo:margin-top="0cm" fo:margin-bottom="0cm" style:contextual-spacing="false" fo:padding="0.049cm" fo:border="0.06pt solid #e3e3e3"/>
    </style:style>
    <style:style style:name="P26" style:family="paragraph" style:parent-style-name="Text_20_body" style:list-style-name="L4">
      <style:paragraph-properties fo:padding="0.049cm" fo:border="0.06pt solid #e3e3e3"/>
    </style:style>
    <style:style style:name="P27" style:family="paragraph" style:parent-style-name="Text_20_body" style:list-style-name="L4">
      <style:paragraph-properties fo:margin-top="0cm" fo:margin-bottom="0cm" style:contextual-spacing="false" fo:padding="0.049cm" fo:border="0.06pt solid #e3e3e3"/>
    </style:style>
    <style:style style:name="P28" style:family="paragraph" style:parent-style-name="Text_20_body" style:list-style-name="L5">
      <style:paragraph-properties fo:padding="0.049cm" fo:border="0.06pt solid #e3e3e3"/>
    </style:style>
    <style:style style:name="P29" style:family="paragraph" style:parent-style-name="Text_20_body" style:list-style-name="L5">
      <style:paragraph-properties fo:margin-top="0cm" fo:margin-bottom="0cm" style:contextual-spacing="false" fo:padding="0.049cm" fo:border="0.06pt solid #e3e3e3"/>
    </style:style>
    <style:style style:name="P30" style:family="paragraph" style:parent-style-name="Text_20_body" style:list-style-name="L5">
      <style:paragraph-properties fo:padding="0.049cm" fo:border="0.06pt solid #e3e3e3"/>
      <style:text-properties officeooo:paragraph-rsid="0005a2ce"/>
    </style:style>
    <style:style style:name="T1" style:family="text">
      <style:text-properties loext:padding="0.049cm" loext:border="0.06pt solid #e3e3e3"/>
    </style:style>
    <style:style style:name="T2" style:family="text">
      <style:text-properties fo:background-color="#ffff00" loext:char-shading-value="0" loext:padding="0.049cm" loext:border="0.06pt solid #e3e3e3"/>
    </style:style>
    <style:style style:name="T3" style:family="text">
      <style:text-properties fo:font-weight="normal" style:font-weight-asian="normal" style:font-weight-complex="normal"/>
    </style:style>
    <style:style style:name="T4" style:family="text">
      <style:text-properties fo:font-weight="normal" officeooo:rsid="0030a5c1" style:font-weight-asian="normal" style:font-weight-complex="normal"/>
    </style:style>
    <style:style style:name="T5" style:family="text">
      <style:text-properties officeooo:rsid="00224ae5"/>
    </style:style>
    <style:style style:name="T6" style:family="text">
      <style:text-properties fo:font-size="16pt" fo:font-weight="bold" officeooo:rsid="00224ae5" style:font-size-asian="16pt" style:font-weight-asian="bold" style:font-size-complex="16pt" style:font-weight-complex="bold"/>
    </style:style>
    <style:style style:name="T7" style:family="text">
      <style:text-properties fo:font-size="16pt" fo:font-weight="normal" officeooo:rsid="00224ae5" style:font-size-asian="16pt" style:font-weight-asian="normal" style:font-size-complex="16pt" style:font-weight-complex="normal"/>
    </style:style>
    <style:style style:name="T8" style:family="text">
      <style:text-properties officeooo:rsid="0030a5c1" style:font-size-asian="16pt" style:font-size-complex="16pt"/>
    </style:style>
    <style:style style:name="T9" style:family="text">
      <style:text-properties officeooo:rsid="00304c5e" style:font-size-asian="16pt" style:font-weight-asian="bold" style:font-size-complex="16pt" style:font-weight-complex="bold"/>
    </style:style>
    <style:style style:name="T10" style:family="text">
      <style:text-properties fo:font-variant="normal" fo:text-transform="none" style:font-name="apple-system" fo:font-size="10.5pt" fo:letter-spacing="normal" fo:font-style="normal"/>
    </style:style>
    <style:style style:name="T11" style:family="text">
      <style:text-properties fo:font-variant="normal" fo:text-transform="none" style:font-name="apple-system" fo:font-size="10.5pt" fo:letter-spacing="normal" fo:font-style="normal" officeooo:rsid="0030a5c1" style:font-size-asian="16pt" style:font-size-complex="16pt"/>
    </style:style>
    <style:style style:name="T12" style:family="text">
      <style:text-properties fo:font-variant="normal" fo:text-transform="none" style:font-name="apple-system" fo:font-size="10.5pt" fo:letter-spacing="normal" fo:font-style="normal" officeooo:rsid="00362885" style:font-size-asian="16pt" style:font-size-complex="16pt"/>
    </style:style>
    <style:style style:name="T13" style:family="text">
      <style:text-properties fo:font-variant="normal" fo:text-transform="none" fo:color="#0d0d0d" loext:opacity="100%" style:font-name="Söhne Mono" fo:font-size="10.5pt" fo:letter-spacing="normal" fo:font-style="normal" fo:font-weight="normal" style:font-weight-asian="normal" style:font-weight-complex="normal"/>
    </style:style>
    <style:style style:name="T14" style:family="text">
      <style:text-properties officeooo:rsid="00333023"/>
    </style:style>
    <style:style style:name="T15" style:family="text">
      <style:text-properties officeooo:rsid="00231462"/>
    </style:style>
    <style:style style:name="T16" style:family="text">
      <style:text-properties officeooo:rsid="00084ee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kill prediction in odoo by using job posting on linkedin through api and use of ATS(Applicant Tracking System) of linkedin</text:p>
      <text:p text:style-name="P6"/>
      <text:h text:style-name="P7" text:outline-level="3">LinkedIn Job Posting Integration:</text:h>
      <text:list xml:id="list2670328082" text:style-name="L1">
        <text:list-item>
          <text:p text:style-name="P20"><text:span text:style-name="Strong_20_Emphasis"><text:span text:style-name="T2">LinkedIn Developer Account:</text:span></text:span></text:p>
          <text:list>
            <text:list-item>
              <text:p text:style-name="P21">Create a LinkedIn Developer account and register your application to obtain API keys and credentials.</text:p>
            </text:list-item>
          </text:list>
        </text:list-item>
        <text:list-item>
          <text:p text:style-name="P20"><text:span text:style-name="Strong_20_Emphasis"><text:span text:style-name="T2">Configure OAuth 2.0:</text:span></text:span></text:p>
          <text:list>
            <text:list-item>
              <text:p text:style-name="P21">Implement OAuth 2.0 authentication to enable seamless communication between Odoo and LinkedIn. Store the client ID and secret securely in your Odoo application.</text:p>
            </text:list-item>
          </text:list>
        </text:list-item>
        <text:list-item>
          <text:p text:style-name="P20"><text:span text:style-name="Strong_20_Emphasis"><text:span text:style-name="T1">LinkedIn Job Posting API:</text:span></text:span></text:p>
          <text:list>
            <text:list-item>
              <text:p text:style-name="P21">Use the LinkedIn Jobs API to create a job posting module in Odoo.</text:p>
            </text:list-item>
            <text:list-item>
              <text:p text:style-name="P21">Implement a user interface within Odoo to allow users to create and manage job postings.</text:p>
            </text:list-item>
          </text:list>
        </text:list-item>
        <text:list-item>
          <text:p text:style-name="P20"><text:span text:style-name="Strong_20_Emphasis"><text:span text:style-name="T1">Analytics Integration:</text:span></text:span></text:p>
          <text:list>
            <text:list-item>
              <text:p text:style-name="P21">Retrieve analytics data from LinkedIn (e.g., views, applications) using the LinkedIn Analytics API.</text:p>
            </text:list-item>
            <text:list-item>
              <text:p text:style-name="P21">Display this data within the Odoo ATS module for job performance tracking.</text:p>
            </text:list-item>
          </text:list>
        </text:list-item>
        <text:list-item>
          <text:p text:style-name="P20"><text:span text:style-name="Strong_20_Emphasis"><text:span text:style-name="T1">Synchronization:</text:span></text:span></text:p>
          <text:list>
            <text:list-item>
              <text:p text:style-name="P20">Implement a scheduled job or webhook to synchronize job postings between Odoo and LinkedIn, ensuring consistency.</text:p>
            </text:list-item>
          </text:list>
        </text:list-item>
      </text:list>
      <text:p text:style-name="P6"/>
      <text:p text:style-name="P6"/>
      <text:h text:style-name="P5" text:outline-level="3">LinkedIn Authentication and Profile Matching:</text:h>
      <text:list xml:id="list3910591281" text:style-name="L2">
        <text:list-item>
          <text:p text:style-name="P22"><text:span text:style-name="Strong_20_Emphasis"><text:span text:style-name="T1">LinkedIn Authentication:</text:span></text:span></text:p>
          <text:list>
            <text:list-item>
              <text:p text:style-name="P23">Enable LinkedIn authentication in your Odoo application to allow users to log in with their LinkedIn credentials.</text:p>
            </text:list-item>
          </text:list>
        </text:list-item>
        <text:list-item>
          <text:p text:style-name="P22"><text:span text:style-name="Strong_20_Emphasis"><text:span text:style-name="T1">Profile Import:</text:span></text:span></text:p>
          <text:list>
            <text:list-item>
              <text:p text:style-name="P23">Develop a feature that imports relevant information from LinkedIn profiles into the Odoo user database during the onboarding process.</text:p>
            </text:list-item>
          </text:list>
        </text:list-item>
        <text:list-item>
          <text:p text:style-name="P22"><text:span text:style-name="Strong_20_Emphasis"><text:span text:style-name="T1">Skill Validation:</text:span></text:span></text:p>
          <text:list>
            <text:list-item>
              <text:p text:style-name="P22">Match the skills listed on LinkedIn profiles with the skills recorded in the Odoo skill prediction module to validate and update skill information.</text:p>
            </text:list-item>
          </text:list>
        </text:list-item>
      </text:list>
      <text:p text:style-name="P8"><text:line-break/></text:p>
      <text:p text:style-name="P9"><text:soft-page-break/>LinkedIn Learning Integration:</text:p>
      <text:list xml:id="list4216441062" text:style-name="L3">
        <text:list-item>
          <text:p text:style-name="P24"><text:span text:style-name="Strong_20_Emphasis"><text:span text:style-name="T1">LinkedIn Learning API:</text:span></text:span></text:p>
          <text:list>
            <text:list-item>
              <text:p text:style-name="P25">Explore LinkedIn Learning API to access course information and recommendations.</text:p>
            </text:list-item>
          </text:list>
        </text:list-item>
        <text:list-item>
          <text:p text:style-name="P24"><text:span text:style-name="Strong_20_Emphasis"><text:span text:style-name="T1">Training Recommendations:</text:span></text:span></text:p>
          <text:list>
            <text:list-item>
              <text:p text:style-name="P24">Integrate LinkedIn Learning recommendations into the Odoo skill prediction module to suggest relevant courses and training programs based on employee skills.</text:p>
            </text:list-item>
          </text:list>
        </text:list-item>
      </text:list>
      <text:p text:style-name="P4"/>
      <text:h text:style-name="P3" text:outline-level="3">Applicant Tracking System (ATS) Integration:</text:h>
      <text:list xml:id="list3384949537" text:style-name="L4">
        <text:list-item>
          <text:p text:style-name="P26"><text:span text:style-name="Strong_20_Emphasis"><text:span text:style-name="T1">Odoo ATS Configuration:</text:span></text:span></text:p>
          <text:list>
            <text:list-item>
              <text:p text:style-name="P27">If your Odoo version has ATS capabilities, configure the ATS module to manage the recruitment process.</text:p>
            </text:list-item>
          </text:list>
        </text:list-item>
        <text:list-item>
          <text:p text:style-name="P26"><text:span text:style-name="Strong_20_Emphasis"><text:span text:style-name="T1">LinkedIn ATS Integration:</text:span></text:span></text:p>
          <text:list>
            <text:list-item>
              <text:p text:style-name="P27">Implement integration between the Odoo ATS module and LinkedIn to import candidate data seamlessly.</text:p>
            </text:list-item>
          </text:list>
        </text:list-item>
        <text:list-item>
          <text:p text:style-name="P26"><text:span text:style-name="Strong_20_Emphasis"><text:span text:style-name="T1">Real-Time Updates:</text:span></text:span></text:p>
          <text:list>
            <text:list-item>
              <text:p text:style-name="P26">Use LinkedIn APIs to provide real-time updates on job application statuses within the Odoo ATS module.</text:p>
            </text:list-item>
          </text:list>
        </text:list-item>
      </text:list>
      <text:p text:style-name="P4"/>
      <text:h text:style-name="P3" text:outline-level="3">General Considerations:</text:h>
      <text:list xml:id="list2847013610" text:style-name="L5">
        <text:list-item>
          <text:p text:style-name="P28"><text:span text:style-name="Strong_20_Emphasis"><text:span text:style-name="T1">GDPR Compliance:</text:span></text:span></text:p>
          <text:list>
            <text:list-item>
              <text:p text:style-name="P29">Ensure that your integration complies with data protection regulations, such as GDPR. Provide users with options to manage their data privacy settings.</text:p>
            </text:list-item>
          </text:list>
        </text:list-item>
        <text:list-item>
          <text:p text:style-name="P28"><text:span text:style-name="Strong_20_Emphasis"><text:span text:style-name="T1">Documentation and User Training:</text:span></text:span></text:p>
          <text:list>
            <text:list-item>
              <text:p text:style-name="P29">Document the integration process and provide user training materials to ensure that users understand how to leverage the new features.</text:p>
            </text:list-item>
          </text:list>
        </text:list-item>
        <text:list-item>
          <text:p text:style-name="P28"><text:span text:style-name="Strong_20_Emphasis"><text:span text:style-name="T1">Regular Maintenance:</text:span></text:span></text:p>
          <text:list>
            <text:list-item>
              <text:list>
                <text:list-item>
                  <text:p text:style-name="P30">Regularly update and maintain the integration to accom</text:p>
                  <text:p text:style-name="P30">modate any changes in LinkedIn's API or your organization's requirements.</text:p>
                </text:list-item>
              </text:list>
            </text:list-item>
          </text:list>
        </text:list-item>
      </text:list>
      <text:p text:style-name="P4"/>
      <text:p text:style-name="Text_20_body"/>
      <text:p text:style-name="Text_20_body"/>
      <text:p text:style-name="Text_20_body"><text:soft-page-break/><text:a xlink:type="simple" xlink:href="http://localhost:8069/auth/linkedin/callback" text:style-name="Internet_20_link" text:visited-style-name="Visited_20_Internet_20_Link">http://localhost:8069/auth/linkedin/callback</text:a></text:p>
      <text:p text:style-name="Text_20_body"/>
      <text:p text:style-name="P17"><text:span text:style-name="T9">Redirect URL:-</text:span><text:span text:style-name="T13">https://random.ngrok.io/linkedin/auth</text:span></text:p>
      <text:p text:style-name="P14">encoded URL:-<text:span text:style-name="T4">http%3A%2F%2Flocalhost%3A8069%2Fauth%2Flinkedin%2Fcallback</text:span></text:p>
      <text:h text:style-name="P1" text:outline-level="2"><text:span text:style-name="T5">client_id:-</text:span><text:span text:style-name="T3">777w9dd8plk38q</text:span></text:h>
      <text:p text:style-name="P2"><text:line-break/><text:span text:style-name="T6">client_secret:-</text:span><text:span text:style-name="T7">8tlsXR5vTyO4lz5B</text:span></text:p>
      <text:p text:style-name="P2"/>
      <text:p text:style-name="P15">Company_id:-<text:span text:style-name="T3">101650047</text:span></text:p>
      <text:p text:style-name="P15"/>
      <text:p text:style-name="P16">Authorization URL:-<text:span text:style-name="T3">https://www.linkedin.com/oauth/v2/authorization</text:span></text:p>
      <text:p text:style-name="P11"><text:s text:c="2"/>?response_type=code</text:p>
      <text:p text:style-name="P11"><text:s text:c="2"/>&amp;client_id=777w9dd8plk38q</text:p>
      <text:p text:style-name="P11"><text:s text:c="2"/>&amp;redirect_uri=http%3A%2F%2Flocalhost%3A8069%2Fauth%2Flinkedin%2Fcallback</text:p>
      <text:p text:style-name="P13"><text:span text:style-name="T8"><text:s text:c="2"/>&amp;scope=</text:span><text:span text:style-name="T10">r_basicprofile</text:span><text:span text:style-name="T8">%20</text:span><text:span text:style-name="T11">openid</text:span><text:span text:style-name="T8">%20</text:span><text:span text:style-name="T11">profile</text:span><text:span text:style-name="T8">%20</text:span><text:span text:style-name="T11">r_ads_reporting</text:span><text:span text:style-name="T8">%20</text:span><text:span text:style-name="T11">r_organization_social</text:span><text:span text:style-name="T8">%20</text:span><text:span text:style-name="T11">rw_organization_admin%</text:span><text:span text:style-name="T12">20w_member_social%20r_learningdata%20r_ads%20w_organization_social%20rw_ads%20r_organization_admin%20email%20r_1st_connections_size</text:span></text:p>
      <text:p text:style-name="P11"><text:s text:c="2"/>&amp;state=<text:span text:style-name="T14">789456123</text:span></text:p>
      <text:p text:style-name="P10"/>
      <text:p text:style-name="P10">http://localhost:8069/auth/linkedin/callback?code=AQTXTw_hhh6joxYeQPRzTL8pgOnq7BKmStQb_7kXz5lGVKzvroJE0jgwVJ42S7Rii5QL-deIhFFRmFRWLEzrV3jgprdIYEFPr79K7OFFzammPYveP9sjgVOjOHyB7uyvhjKYDfn357QRK3-865J34BM55iMfQr26Ri6pwkxZFUP-BGoXl7R7YKa0c-O6Z5yUhQTz2ja4AMLXf4BsRy8&amp;state=789456123</text:p>
      <text:p text:style-name="P10"/>
      <text:p text:style-name="P12"/>
      <text:p text:style-name="P12"/>
      <text:p text:style-name="P12"/>
      <text:p text:style-name="P12"/>
      <text:p text:style-name="P12"/>
      <text:p text:style-name="P12"><text:soft-page-break/>curl code:-</text:p>
      <text:p text:style-name="P12"/>
      <text:p text:style-name="P18">curl -ik -X POST https://www.linkedin.com/oauth/v2/accessToken \</text:p>
      <text:p text:style-name="P18">-d "grant_type=authorization_code" \</text:p>
      <text:p text:style-name="P19">-d "code=<text:span text:style-name="T15">AQTXTw_hhh6joxYeQPRzTL8pgOnq7BKmStQb_7kXz5lGVKzvroJE0jgwVJ42S7Rii5QL-deIhFFRmFRWLEzrV3jgprdIYEFPr79K7OFFzammPYveP9sjgVOjOHyB7uyvhjKYDfn357QRK3-865J34BM55iMfQr26Ri6pwkxZFUP-BGoXl7R7YKa0c-O6Z5yUhQTz2ja4AMLXf4BsRy</text:span><text:span text:style-name="T16">8</text:span>" \</text:p>
      <text:p text:style-name="P18">-d "client_id=777w9dd8plk38q" \</text:p>
      <text:p text:style-name="P18">-d "client_secret=8tlsXR5vTyO4lz5B" \</text:p>
      <text:p text:style-name="P18">-d "redirect_uri=http%3A%2F%2Flocalhost%3A8069%2Fauth%2Flinkedin%2Fcallback"</text:p>
      <text:p text:style-name="P18"/>
      <text:p text:style-name="P18"/>
      <text:p text:style-name="P19">{</text:p>
      <text:p text:style-name="P19">"access_token":"AQXzmlE78q_CH53sYtsNoMHZjQTRBrQhDCZAudYNC8oy2pCyf7yXMO3sqvVM_GvxfeEnA6DpEmcovrbymdixav4wR8mo_NOZXsod6XnYZbfZ2sr60Bd-0bGyRp7HhSBy6DCx1G5TAJFoT3ADcOXNl93Zs2epekj6ne-P57nQ_88Qy2UjHOV4BFjJYRx9ujk_en26hBtykPUdierXtkbszEVDmwpnFU4Cre_JP1i3ZR6T5ont5mZM2F6TcoGeHo6ZFRpIvfplh6jzndHKSI5atev9iOP-VVEbn4KGnouPuOLkmwTfj6iK5JM2DAfHbXF5Ll6YoKQCTnK8_6uWFyyQJ8ZBw6S0JQ",</text:p>
      <text:p text:style-name="P19">"expires_in":5183999,</text:p>
      <text:p text:style-name="P19">"refresh_token":"AQVbs-UzxgREc3S3WkmMb-wSWfMW1IJQaYZPWvKx3hUdkJx1N59unDAoP-XdmnvZNmcxXA2tEMbolB2UaP3lH3DKz9w9K-IflRC5j0hRZbmVAUCdeNeobBpw-LvQ4O0ls6cYkzi-D2OiNppO4DfFYvelZDdUnOeZJc_tIElcbmdgUYoz_M16_67RFjBqsqyYFlhogC-okcJuLiI3Y9FJn95fYodWh8hWIX84V15BCOEs8MgVrpkNCI2aQAp0z8jZrat48eD__jxGN4RcubwoBMN3Ak_l7MbSwjPZ-qtSySaiSwAqgRu4SAv322sainkn_Adfnr6uRdTeuers7vBRzHRzx_fEQw",</text:p>
      <text:p text:style-name="P19">"refresh_token_expires_in":31535999,</text:p>
      <text:p text:style-name="P19">"scope":"email,openid,profile,r_1st_connections_size,r_ads,r_ads_reporting,r_basicprofile,r_learningdata,r_organization_admin,r_organization_social,rw_ads,rw_organization_admin,w_member_social,w_organization_social",</text:p>
      <text:p text:style-name="P19">"token_type":"Bearer","id_token":"eyJ6aXAiOiJSUzI1NiIsInR5cCI6IkpXVCIsImtpZCI6ImQ5Mjk2NjhhLWJhYjEtNGM2OS05NTk4LTQzNzMxNDk3MjNmZiIsImFsZyI6IlJTMjU2In0.eyJpc3MiOiJodHRwczovL3d3dy5saW5rZWRpbi5jb20iLCJhdWQiOiI3Nzd3OWRkOHBsazM4cSIsImlhdCI6MTcwODA3NDg5MiwiZXhwIjoxNzA4MDc4NDkyLCJzdWIiOiJqY1Uyalk3TDdEIiwibmFtZSI6ImJhbnNpIHBhcmVraCIsImdpdmVuX25hbWUiOiJiYW5zaSIsImZhbWlseV9uYW1lIjoicGFyZWtoIiwiZW1haWwiOiJiYW5zaXBhcmVraDc3Nzc3NzdAZ21haWwuY29tIiwiZW1haWxfdmVyaWZpZWQiOiJ0cnVlIiwibG9jYWxlIjoiZW5fVVMifQ.qPW0P1ZSqyIxbQYBDwP-nvZMZf3oTcB-FRNcKQrjsqMFeH9T7yvhfu3IMkuKM36Zum3PhxhtY_ByW2ylnptjr_MjA144ItJmfO2DvdDmvOTzsFrMml_sSUNFbUpImM9I8VgS4_W_3PjOXoDcBZ8OcG-ZTO02xrelQLAJT2-Q0OVlh4v4-TZ45tTfqir8vPhFLtqH7MZvi2g8Pf14q3lCnxCEhxKuMBZimaOyzvnZdJI0yb2HmLnR7wnO-umGf6amoR7m4yIPmVI_KWKVs73--5m2JG2VHBZMtnf4pO4ibxul4kW_Hzs6A-dn7KktMkwM2gKhBePoXDSsPT8yrTiOC588TRHzkfZyQwZPPetbC4EEGpDy51Tq6F181sdz1kSqOhzgOXEOqDCQ4hOQYWJTUAH6uuUnbQFomFvarhYyiwevwvF_PA2YOv1Efgr2_nF2RMR9lHnDh4NdvO9bxTYpTx9C_kOyrNvNXQgL1n54zLmdfRQd0zWjADGPMO6ZcVAzWUM2y4Q33gPCi2mDAX5bIPh6F3GNvVlk9OMj-PQtbOSsorhmcjRcOiIjDkS_FtbTSIwtddmbwEALgRugVRLlBzjAuSVA9FdxvUr2LZWkG4Nsm5NiRNe5kuCUnxYNmAMm7oJMKL00z3BNXClp0d0ezL17Ea0QkxhSA2TQ2TmAN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1:22:27.904215822</meta:creation-date>
    <dc:date>2024-02-16T18:40:06.140101837</dc:date>
    <meta:editing-duration>PT4H48M13S</meta:editing-duration>
    <meta:editing-cycles>5</meta:editing-cycles>
    <meta:generator>LibreOffice/7.3.7.2$Linux_X86_64 LibreOffice_project/30$Build-2</meta:generator>
    <meta:document-statistic meta:table-count="0" meta:image-count="0" meta:object-count="0" meta:page-count="4" meta:paragraph-count="69" meta:word-count="463" meta:character-count="6375" meta:non-whitespace-character-count="6004"/>
  </office:meta>
</office:document-meta>
</file>